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0155" officeooo:paragraph-rsid="00180155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officeooo:rsid="00180155" officeooo:paragraph-rsid="0018015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80155" officeooo:paragraph-rsid="0018015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80155" officeooo:paragraph-rsid="00180155" style:font-size-asian="18pt" style:font-size-complex="18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Règles du Jeu</text:span></text:p>
      <text:p text:style-name="P1"><text:span text:style-name="T1"/></text:p>
      <text:p text:style-name="P1"><text:span text:style-name="T1"/></text:p>
      <text:p text:style-name="P2"/>
      <text:p text:style-name="P3">Il s’agit d’un quiz éducatif sur l’écologie.</text:p>
      <text:p text:style-name="P3">Chaque enfant joue chacun son tour.</text:p>
      <text:p text:style-name="P3">Le quiz est composé de 10 questions. A chaque question choisir l’image correspondante à la réponse souhaitée et cliquer sur le bouton «continue» pour passer à la question suivante.</text:p>
      <text:p text:style-name="P3">A la fin du questionnaire ton score apparaît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9:34:21.454299196</meta:creation-date>
    <dc:date>2018-10-25T19:44:38.668118694</dc:date>
    <meta:editing-duration>PT10M1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53" meta:character-count="319" meta:non-whitespace-character-count="271"/>
  </office:meta>
</office:document-meta>
</file>